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:<text:line-break/>我在做行为分析<text:line-break/>:<text:line-break/>就是根据鸟的跟踪点<text:line-break/>:<text:line-break/>判断每个时候它在干啥<text:line-break/>:<text:line-break/>用马尔科夫模型<text:line-break/>我:<text:line-break/>挺有意思的，是根据地点判断在干什么吗？<text:line-break/>:<text:line-break/>根据空间位置变化，每隔一定时间记录一下鸟的位置和状态，比如经纬度，高度，速度，角速度，加速度等等数据<text:line-break/>:<text:line-break/>在一系列的点数据中，区分出来段段来<text:line-break/>:<text:line-break/>比如一段时间是俯冲<text:line-break/>:<text:line-break/>那么应该是发现了食物<text:line-break/>我:<text:line-break/>这都可以做的到吗……<text:line-break/>:<text:line-break/>做的到还研究干啥<text:line-break/>:<text:line-break/>就是研究怎么做到<text:line-break/>我:<text:line-break/>我是说现在的相机能捕捉到俯冲吗？<text:line-break/>:<text:line-break/>是把跟踪器装在鸟身上<text:line-break/>:<text:line-break/>我们研究的都是大型涉禽<text:line-break/>我:<text:line-break/>,,,,,,,最近看高分辨率相机看多了, 我还以你们有专门的超高精度8k相机之类的.....<text:line-break/>我:<text:line-break/>那挺好, 叶挺有意义的<text:line-break/>:<text:line-break/>一个跟踪器好几万，超级小，基本不会影响它的活动<text:line-break/>我:<text:line-break/>........几万????<text:line-break/>:<text:line-break/>这几年便宜了<text:line-break/>我:<text:line-break/>我以为你们做的比较糟糕, 用的跟踪器大概有多大啊,鸽子环大小吗?<text:line-break/>:<text:line-break/>以前几十万<text:line-break/>我:<text:line-break/>有图片吗?<text:line-break/>:<text:line-break/>没有，我刚开始学算法<text:line-break/>我:<text:line-break/>这样啊, 也行, 没办法, 不是民用的设备, 都很贵<text:line-break/><text:soft-page-break/>:<text:line-break/>我们老师要打牌<text:line-break/>:<text:line-break/><text:line-break/>我:<text:line-break/>这些专门的设备都很昂贵 , 不过最近民用设备也越来越专业了, 很大程度上可以替代很多专业设备. 那个跟踪器是有专门的api是吧<text:line-break/>:<text:line-break/>先不聊了<text:line-break/>我:<text:line-break/>你去吧, 拜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2-23T20:10:35.189000000</dc:date>
    <meta:editing-duration>PT8S</meta:editing-duration>
    <meta:editing-cycles>1</meta:editing-cycles>
    <meta:document-statistic meta:table-count="0" meta:image-count="0" meta:object-count="0" meta:page-count="2" meta:paragraph-count="1" meta:word-count="465" meta:character-count="560" meta:non-whitespace-character-count="489"/>
  </office:meta>
</office:document-meta>
</file>